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FileDialoger.promptToOpe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FileDialoger.promptToSaveFile( String filename , String [ ] extens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portFileDialoger.promptToOpenFile( String [ ] ex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FileDialoger.clearFil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FileDialoger.ReportFileDialo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FileDialoger.promptToSav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